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6f0c6"/>
    </style:style>
    <style:style style:name="P2" style:family="paragraph" style:parent-style-name="Text_20_body" style:list-style-name="L1">
      <style:text-properties officeooo:paragraph-rsid="0016f0c6"/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officeooo:paragraph-rsid="0016f0c6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officeooo:rsid="0016f0c6"/>
    </style:style>
    <style:style style:name="T2" style:family="text">
      <style:text-properties officeooo:rsid="0017f2fe"/>
    </style:style>
    <style:style style:name="T3" style:family="text">
      <style:text-properties fo:font-weight="normal" officeooo:rsid="0016f0c6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Architecture Design</text:h>
      <text:h text:style-name="Heading_20_4" text:outline-level="4">Logical Architecture</text:h>
      <text:p text:style-name="P1">The logical architecture outlines the high-level components and their interactions, focusing on system functionality.</text:p>
      <text:list text:style-name="L1">
        <text:list-item>
          <text:p text:style-name="P2"><text:span text:style-name="Strong_20_Emphasis"><text:span text:style-name="T1">Front End - </text:span></text:span>The front-end of the system where users interact with the platform.</text:p>
          <text:list>
            <text:list-item>
              <text:p text:style-name="P3"><text:span text:style-name="Strong_20_Emphasis">Components</text:span>:</text:p>
              <text:list>
                <text:list-item>
                  <text:p text:style-name="P3"><text:span text:style-name="Strong_20_Emphasis">Beer Review Interface</text:span>: Allows users to rate, review, and browse beer ratings.</text:p>
                </text:list-item>
                <text:list-item>
                  <text:p text:style-name="P3"><text:span text:style-name="Strong_20_Emphasis">Search and Filter Interface</text:span>: Enables users to search for beers and filter results.</text:p>
                </text:list-item>
                <text:list-item>
                  <text:p text:style-name="P3"><text:span text:style-name="Strong_20_Emphasis">Matchmaking Interface</text:span>: Displays user matches based on beer preferences and proximity.</text:p>
                </text:list-item>
                <text:list-item>
                  <text:p text:style-name="P3"><text:span text:style-name="Strong_20_Emphasis">User Profile Management</text:span>: Lets users create and manage their profiles.</text:p>
                </text:list-item>
                <text:list-item>
                  <text:p text:style-name="P3"><text:span text:style-name="Strong_20_Emphasis">Notifications</text:span>: Sends alerts about potential matches or beer updates.</text:p>
                </text:list-item>
              </text:list>
            </text:list-item>
            <text:list-item>
              <text:p text:style-name="P3"><text:span text:style-name="Strong_20_Emphasis">Technology</text:span>: React <text:span text:style-name="T2">with Tailwind css</text:span></text:p>
              <text:p text:style-name="P3"/>
            </text:list-item>
          </text:list>
        </text:list-item>
        <text:list-item>
          <text:p text:style-name="P2"><text:span text:style-name="Strong_20_Emphasis"><text:span text:style-name="T1">Back End </text:span></text:span><text:span text:style-name="Strong_20_Emphasis"><text:span text:style-name="T3">- P</text:span></text:span><text:span text:style-name="T4">ro</text:span>cesses user requests, manages business logic, and connects the user interface with back-end services.</text:p>
          <text:list>
            <text:list-item>
              <text:p text:style-name="P3"><text:span text:style-name="Strong_20_Emphasis">Components</text:span>:</text:p>
              <text:list>
                <text:list-item>
                  <text:p text:style-name="P3"><text:span text:style-name="Strong_20_Emphasis">Beer Review Module</text:span>: Manages beer ratings, reviews, and beer catalog updates.</text:p>
                </text:list-item>
                <text:list-item>
                  <text:p text:style-name="P3"><text:span text:style-name="Strong_20_Emphasis">Search and Filter Module</text:span>: Implements search queries and filtering logic.</text:p>
                </text:list-item>
                <text:list-item>
                  <text:p text:style-name="P3"><text:span text:style-name="Strong_20_Emphasis">Matchmaking Module</text:span>: Matches users based on beer preferences and optional proximity criteria.</text:p>
                </text:list-item>
                <text:list-item>
                  <text:p text:style-name="P3"><text:span text:style-name="Strong_20_Emphasis">Notification Service</text:span>: Sends real-time notifications about matches.</text:p>
                </text:list-item>
                <text:list-item>
                  <text:p text:style-name="P3"><text:span text:style-name="Strong_20_Emphasis">User Profile Module</text:span>: Handles user account creation, editing, and retrieval.</text:p>
                </text:list-item>
              </text:list>
            </text:list-item>
            <text:list-item>
              <text:p text:style-name="P3"><text:span text:style-name="Strong_20_Emphasis">Technology</text:span>: Node.js</text:p>
              <text:p text:style-name="P3"/>
            </text:list-item>
          </text:list>
        </text:list-item>
        <text:list-item>
          <text:p text:style-name="P2"><text:span text:style-name="Strong_20_Emphasis">Data Storage</text:span></text:p>
          <text:list>
            <text:list-item>
              <text:p text:style-name="P4"><text:span text:style-name="Strong_20_Emphasis">Components</text:span>:</text:p>
              <text:list>
                <text:list-item>
                  <text:p text:style-name="P3"><text:span text:style-name="Strong_20_Emphasis">Beer Database</text:span>: Stores beer details, ratings, and reviews.</text:p>
                </text:list-item>
                <text:list-item>
                  <text:p text:style-name="P3"><text:span text:style-name="Strong_20_Emphasis">User Database</text:span>: Contains user profiles, preferences, and secure credentials.</text:p>
                </text:list-item>
                <text:list-item>
                  <text:p text:style-name="P3"><text:span text:style-name="Strong_20_Emphasis">Matchmaking Database</text:span>: Stores matchmaking results and notifications.</text:p>
                </text:list-item>
              </text:list>
            </text:list-item>
            <text:list-item>
              <text:p text:style-name="P3"><text:span text:style-name="Strong_20_Emphasis">Technology</text:span>: Relational database (e.g., PostgreSQL or MySQL) for structured data and a NoSQL solution (e.g., MongoDB) for flexible user preferences.</text:p>
              <text:p text:style-name="P3"/>
            </text:list-item>
          </text:list>
        </text:list-item>
        <text:list-item>
          <text:p text:style-name="P5"><text:span text:style-name="Strong_20_Emphasis">Integration Layer</text:span></text:p>
          <text:list>
            <text:list-item>
              <text:p text:style-name="P3"><text:span text:style-name="Strong_20_Emphasis">Description</text:span>: Facilitates communication between internal modules and third-party services.</text:p>
            </text:list-item>
            <text:list-item>
              <text:p text:style-name="P3"><text:span text:style-name="Strong_20_Emphasis">Components</text:span>:</text:p>
              <text:list>
                <text:list-item>
                  <text:p text:style-name="P3"><text:span text:style-name="Strong_20_Emphasis">APIs</text:span>: RESTful APIs endpoints to expose system functionalities.</text:p>
                </text:list-item>
                <text:list-item>
                  <text:p text:style-name="P3"><text:soft-page-break/><text:span text:style-name="Strong_20_Emphasis">Notification Services</text:span>: Integration with email or push notification services (e.g., Firebase, Twilio).</text:p>
                  <text:p text:style-name="P3"/>
                </text:list-item>
              </text:list>
            </text:list-item>
          </text:list>
        </text:list-item>
        <text:list-item>
          <text:p text:style-name="P5"><text:span text:style-name="Strong_20_Emphasis">Security Layer</text:span></text:p>
          <text:list>
            <text:list-item>
              <text:p text:style-name="P3"><text:span text:style-name="Strong_20_Emphasis">Description</text:span>: Ensures secure access and data protection across the system.</text:p>
            </text:list-item>
            <text:list-item>
              <text:p text:style-name="P3"><text:span text:style-name="Strong_20_Emphasis">Components</text:span>:</text:p>
              <text:list>
                <text:list-item>
                  <text:p text:style-name="P3"><text:span text:style-name="Strong_20_Emphasis">Authentication</text:span>: Secure login system using OAuth2, JWT, or similar protocols.</text:p>
                </text:list-item>
                <text:list-item>
                  <text:p text:style-name="P3"><text:span text:style-name="Strong_20_Emphasis">Encryption</text:span>: Encrypt sensitive user data and communication.</text:p>
                </text:list-item>
                <text:list-item>
                  <text:p text:style-name="P5"><text:span text:style-name="Strong_20_Emphasis">Access Control</text:span>: Role-based access for different system components.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Physical Architecture</text:h>
      <text:p text:style-name="Text_20_body">The physical architecture describes the deployment of the system components across servers, databases, and infrastructure.</text:p>
      <text:list text:style-name="L2">
        <text:list-item>
          <text:p text:style-name="P6"><text:span text:style-name="Strong_20_Emphasis">Client Devices</text:span></text:p>
          <text:list>
            <text:list-item>
              <text:p text:style-name="P7"><text:span text:style-name="Strong_20_Emphasis">Description</text:span>: User devices accessing the platform.</text:p>
            </text:list-item>
            <text:list-item>
              <text:p text:style-name="P7"><text:span text:style-name="Strong_20_Emphasis">Components</text:span>:</text:p>
              <text:list>
                <text:list-item>
                  <text:p text:style-name="P7">Web browsers (desktop, tablet, mobile).</text:p>
                </text:list-item>
                <text:list-item>
                  <text:p text:style-name="P7">Mobile applications (if needed in the future).</text:p>
                  <text:p text:style-name="P7"/>
                </text:list-item>
              </text:list>
            </text:list-item>
          </text:list>
        </text:list-item>
        <text:list-item>
          <text:p text:style-name="P6"><text:span text:style-name="Strong_20_Emphasis">Web/Application Servers</text:span></text:p>
          <text:list>
            <text:list-item>
              <text:p text:style-name="P7"><text:span text:style-name="Strong_20_Emphasis">Description</text:span>: Hosts the application logic and handles user requests.</text:p>
            </text:list-item>
            <text:list-item>
              <text:p text:style-name="P7"><text:span text:style-name="Strong_20_Emphasis">Components</text:span>:</text:p>
              <text:list>
                <text:list-item>
                  <text:p text:style-name="P7"><text:span text:style-name="Strong_20_Emphasis">Front-End Server</text:span>: Serves static content, such as HTML, CSS, and JavaScript files.</text:p>
                </text:list-item>
                <text:list-item>
                  <text:p text:style-name="P7"><text:span text:style-name="Strong_20_Emphasis">Back-End Server</text:span>: Processes user requests, manages business logic, and handles APIs.</text:p>
                </text:list-item>
              </text:list>
            </text:list-item>
            <text:list-item>
              <text:p text:style-name="P7"><text:span text:style-name="Strong_20_Emphasis">Technology</text:span>: Deployed on cloud platforms like AWS EC2, Azure App Services, or Google Cloud Compute Engine.</text:p>
              <text:p text:style-name="P7"/>
            </text:list-item>
          </text:list>
        </text:list-item>
        <text:list-item>
          <text:p text:style-name="P6"><text:span text:style-name="Strong_20_Emphasis">Database Servers</text:span></text:p>
          <text:list>
            <text:list-item>
              <text:p text:style-name="P7"><text:span text:style-name="Strong_20_Emphasis">Description</text:span>: Hosts databases that persistently store beer, user, and matchmaking data.</text:p>
            </text:list-item>
            <text:list-item>
              <text:p text:style-name="P7"><text:span text:style-name="Strong_20_Emphasis">Components</text:span>:</text:p>
              <text:list>
                <text:list-item>
                  <text:p text:style-name="P7"><text:span text:style-name="Strong_20_Emphasis">Relational Database</text:span>: Stores structured data (e.g., beer reviews, ratings, user credentials).</text:p>
                </text:list-item>
                <text:list-item>
                  <text:p text:style-name="P7"><text:span text:style-name="Strong_20_Emphasis">NoSQL Database</text:span>: Manages unstructured or flexible data, such as preferences or activity logs.</text:p>
                </text:list-item>
              </text:list>
            </text:list-item>
            <text:list-item>
              <text:p text:style-name="P7"><text:span text:style-name="Strong_20_Emphasis">Technology</text:span>: Deployed on cloud-managed services like AWS RDS, Google Cloud SQL, or MongoDB Atlas.</text:p>
            </text:list-item>
          </text:list>
        </text:list-item>
        <text:list-item>
          <text:p text:style-name="P6"><text:span text:style-name="Strong_20_Emphasis">Load Balancer</text:span></text:p>
          <text:list>
            <text:list-item>
              <text:p text:style-name="P7"><text:soft-page-break/><text:span text:style-name="Strong_20_Emphasis">Description</text:span>: Distributes incoming traffic evenly across application servers to ensure high availability and scalability.</text:p>
            </text:list-item>
            <text:list-item>
              <text:p text:style-name="P7"><text:span text:style-name="Strong_20_Emphasis">Technology</text:span>: AWS ELB, NGINX, or HAProxy</text:p>
              <text:p text:style-name="P7"/>
            </text:list-item>
          </text:list>
        </text:list-item>
        <text:list-item>
          <text:p text:style-name="P6"><text:span text:style-name="Strong_20_Emphasis">Content Delivery Network (CDN)</text:span></text:p>
          <text:list>
            <text:list-item>
              <text:p text:style-name="P7"><text:span text:style-name="Strong_20_Emphasis">Description</text:span>: Serves static content to users from geographically distributed servers, ensuring fast load times.</text:p>
            </text:list-item>
            <text:list-item>
              <text:p text:style-name="P7"><text:span text:style-name="Strong_20_Emphasis">Technology</text:span>: Cloudflare CDN, AWS CloudFront, or Akamai.</text:p>
              <text:p text:style-name="P7"/>
            </text:list-item>
          </text:list>
        </text:list-item>
        <text:list-item>
          <text:p text:style-name="P6"><text:span text:style-name="Strong_20_Emphasis">Security Infrastructure</text:span></text:p>
          <text:list>
            <text:list-item>
              <text:p text:style-name="P7"><text:span text:style-name="Strong_20_Emphasis">Description</text:span>: Ensures secure communication and protection of sensitive data.</text:p>
            </text:list-item>
            <text:list-item>
              <text:p text:style-name="P7"><text:span text:style-name="Strong_20_Emphasis">Components</text:span>:</text:p>
              <text:list>
                <text:list-item>
                  <text:p text:style-name="P7"><text:span text:style-name="Strong_20_Emphasis">SSL/TLS Encryption</text:span>: Secure communication between client devices and servers.</text:p>
                </text:list-item>
                <text:list-item>
                  <text:p text:style-name="P7"><text:span text:style-name="Strong_20_Emphasis">Firewall</text:span>: Protects servers from unauthorized access.</text:p>
                </text:list-item>
                <text:list-item>
                  <text:p text:style-name="P7"><text:span text:style-name="Strong_20_Emphasis">Monitoring Tools</text:span>: Detects security breaches and unusual activities.</text:p>
                </text:list-item>
              </text:list>
            </text:list-item>
            <text:list-item>
              <text:p text:style-name="P7"><text:span text:style-name="Strong_20_Emphasis">Technology</text:span>: AWS Shield, WAF (Web Application Firewall), and SSL certificates.</text:p>
              <text:p text:style-name="P7"/>
            </text:list-item>
          </text:list>
        </text:list-item>
        <text:list-item>
          <text:p text:style-name="P6"><text:span text:style-name="Strong_20_Emphasis">Backup and Recovery</text:span></text:p>
          <text:list>
            <text:list-item>
              <text:p text:style-name="P7"><text:span text:style-name="Strong_20_Emphasis">Description</text:span>: Ensures data is backed up regularly and can be recovered in case of failures.</text:p>
            </text:list-item>
            <text:list-item>
              <text:p text:style-name="P6"><text:span text:style-name="Strong_20_Emphasis">Technology</text:span>: Cloud storage solutions like AWS S3 or Azure Blob Storage with scheduled backups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09:28:51.791229159</meta:creation-date>
    <dc:date>2025-01-21T17:56:02.194403775</dc:date>
    <meta:editing-duration>PT9M19S</meta:editing-duration>
    <meta:editing-cycles>2</meta:editing-cycles>
    <meta:generator>LibreOffice/24.8.4.2$Linux_X86_64 LibreOffice_project/480$Build-2</meta:generator>
    <meta:document-statistic meta:table-count="0" meta:image-count="0" meta:object-count="0" meta:page-count="3" meta:paragraph-count="80" meta:word-count="620" meta:character-count="4235" meta:non-whitespace-character-count="3761"/>
  </office:meta>
</office:document-meta>
</file>